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Δh, мм</text:p>
          </table:table-cell>
          <table:table-cell office:value-type="string" calcext:value-type="string">
            <text:p>P, Па</text:p>
          </table:table-cell>
          <table:table-cell office:value-type="string" calcext:value-type="string">
            <text:p>Q, л/мин</text:p>
          </table:table-cell>
          <table:table-cell office:value-type="string" calcext:value-type="string">
            <text:p>Q, м^3/с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y^2</text:p>
          </table:table-cell>
          <table:table-cell office:value-type="string" calcext:value-type="string">
            <text:p>x*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*0.001*1000*10*0.2" office:value-type="float" office:value="10" calcext:value-type="float">
            <text:p>10</text:p>
          </table:table-cell>
          <table:table-cell office:value-type="float" office:value="0.384" calcext:value-type="float">
            <text:p>0.384</text:p>
          </table:table-cell>
          <table:table-cell table:formula="of:=[.C2]*0.001/60" office:value-type="float" office:value="0.0000064" calcext:value-type="float">
            <text:p>0.0000064</text:p>
          </table:table-cell>
          <table:table-cell/>
          <table:table-cell table:formula="of:=[.B2]" office:value-type="float" office:value="10" calcext:value-type="float">
            <text:p>10</text:p>
          </table:table-cell>
          <table:table-cell table:formula="of:=[.D2]" office:value-type="float" office:value="0.0000064" calcext:value-type="float">
            <text:p>0.0000064</text:p>
          </table:table-cell>
          <table:table-cell/>
          <table:table-cell table:formula="of:=[.B2]" office:value-type="float" office:value="10" calcext:value-type="float">
            <text:p>10</text:p>
          </table:table-cell>
          <table:table-cell table:formula="of:=[.D2]" office:value-type="float" office:value="0.0000064" calcext:value-type="float">
            <text:p>0.0000064</text:p>
          </table:table-cell>
          <table:table-cell table:formula="of:=[.I2]*[.I2]" office:value-type="float" office:value="100" calcext:value-type="float">
            <text:p>100</text:p>
          </table:table-cell>
          <table:table-cell table:formula="of:=[.J2]*[.J2]" office:value-type="float" office:value="0.00000000004096" calcext:value-type="float">
            <text:p>4.096E-11</text:p>
          </table:table-cell>
          <table:table-cell table:formula="of:=[.I2]*[.J2]" office:value-type="float" office:value="0.000064" calcext:value-type="float">
            <text:p>0.0000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0.001*1000*10*0.2" office:value-type="float" office:value="20" calcext:value-type="float">
            <text:p>20</text:p>
          </table:table-cell>
          <table:table-cell office:value-type="float" office:value="0.785" calcext:value-type="float">
            <text:p>0.785</text:p>
          </table:table-cell>
          <table:table-cell table:formula="of:=[.C3]*0.001/60" office:value-type="float" office:value="0.0000130833333333333" calcext:value-type="float">
            <text:p>1.30833333333333E-05</text:p>
          </table:table-cell>
          <table:table-cell/>
          <table:table-cell table:formula="of:=[.B3]" office:value-type="float" office:value="20" calcext:value-type="float">
            <text:p>20</text:p>
          </table:table-cell>
          <table:table-cell table:formula="of:=[.D3]" office:value-type="float" office:value="0.0000130833333333333" calcext:value-type="float">
            <text:p>1.30833333333333E-05</text:p>
          </table:table-cell>
          <table:table-cell/>
          <table:table-cell table:formula="of:=[.B3]" office:value-type="float" office:value="20" calcext:value-type="float">
            <text:p>20</text:p>
          </table:table-cell>
          <table:table-cell table:formula="of:=[.D3]" office:value-type="float" office:value="0.0000130833333333333" calcext:value-type="float">
            <text:p>1.30833333333333E-05</text:p>
          </table:table-cell>
          <table:table-cell table:formula="of:=[.I3]*[.I3]" office:value-type="float" office:value="400" calcext:value-type="float">
            <text:p>400</text:p>
          </table:table-cell>
          <table:table-cell table:formula="of:=[.J3]*[.J3]" office:value-type="float" office:value="0.000000000171173611111111" calcext:value-type="float">
            <text:p>1.71173611111111E-10</text:p>
          </table:table-cell>
          <table:table-cell table:formula="of:=[.I3]*[.J3]" office:value-type="float" office:value="0.000261666666666667" calcext:value-type="float">
            <text:p>0.0002616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4]*0.001*1000*10*0.2" office:value-type="float" office:value="30" calcext:value-type="float">
            <text:p>30</text:p>
          </table:table-cell>
          <table:table-cell office:value-type="float" office:value="1.18" calcext:value-type="float">
            <text:p>1.18</text:p>
          </table:table-cell>
          <table:table-cell table:formula="of:=[.C4]*0.001/60" office:value-type="float" office:value="0.0000196666666666667" calcext:value-type="float">
            <text:p>1.96666666666667E-05</text:p>
          </table:table-cell>
          <table:table-cell/>
          <table:table-cell table:formula="of:=[.B4]" office:value-type="float" office:value="30" calcext:value-type="float">
            <text:p>30</text:p>
          </table:table-cell>
          <table:table-cell table:formula="of:=[.D4]" office:value-type="float" office:value="0.0000196666666666667" calcext:value-type="float">
            <text:p>1.96666666666667E-05</text:p>
          </table:table-cell>
          <table:table-cell/>
          <table:table-cell table:formula="of:=[.B4]" office:value-type="float" office:value="30" calcext:value-type="float">
            <text:p>30</text:p>
          </table:table-cell>
          <table:table-cell table:formula="of:=[.D4]" office:value-type="float" office:value="0.0000196666666666667" calcext:value-type="float">
            <text:p>1.96666666666667E-05</text:p>
          </table:table-cell>
          <table:table-cell table:formula="of:=[.I4]*[.I4]" office:value-type="float" office:value="900" calcext:value-type="float">
            <text:p>900</text:p>
          </table:table-cell>
          <table:table-cell table:formula="of:=[.J4]*[.J4]" office:value-type="float" office:value="0.000000000386777777777778" calcext:value-type="float">
            <text:p>3.86777777777778E-10</text:p>
          </table:table-cell>
          <table:table-cell table:formula="of:=[.I4]*[.J4]" office:value-type="float" office:value="0.00059" calcext:value-type="float">
            <text:p>0.000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5]*0.001*1000*10*0.2" office:value-type="float" office:value="40" calcext:value-type="float">
            <text:p>40</text:p>
          </table:table-cell>
          <table:table-cell office:value-type="float" office:value="1.552" calcext:value-type="float">
            <text:p>1.552</text:p>
          </table:table-cell>
          <table:table-cell table:formula="of:=[.C5]*0.001/60" office:value-type="float" office:value="0.0000258666666666667" calcext:value-type="float">
            <text:p>2.58666666666667E-05</text:p>
          </table:table-cell>
          <table:table-cell/>
          <table:table-cell table:formula="of:=[.B5]" office:value-type="float" office:value="40" calcext:value-type="float">
            <text:p>40</text:p>
          </table:table-cell>
          <table:table-cell table:formula="of:=[.D5]" office:value-type="float" office:value="0.0000258666666666667" calcext:value-type="float">
            <text:p>2.58666666666667E-05</text:p>
          </table:table-cell>
          <table:table-cell/>
          <table:table-cell table:formula="of:=[.B5]" office:value-type="float" office:value="40" calcext:value-type="float">
            <text:p>40</text:p>
          </table:table-cell>
          <table:table-cell table:formula="of:=[.D5]" office:value-type="float" office:value="0.0000258666666666667" calcext:value-type="float">
            <text:p>2.58666666666667E-05</text:p>
          </table:table-cell>
          <table:table-cell table:formula="of:=[.I5]*[.I5]" office:value-type="float" office:value="1600" calcext:value-type="float">
            <text:p>1600</text:p>
          </table:table-cell>
          <table:table-cell table:formula="of:=[.J5]*[.J5]" office:value-type="float" office:value="0.000000000669084444444445" calcext:value-type="float">
            <text:p>6.69084444444445E-10</text:p>
          </table:table-cell>
          <table:table-cell table:formula="of:=[.I5]*[.J5]" office:value-type="float" office:value="0.00103466666666667" calcext:value-type="float">
            <text:p>0.0010346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6]*0.001*1000*10*0.2" office:value-type="float" office:value="50" calcext:value-type="float">
            <text:p>50</text:p>
          </table:table-cell>
          <table:table-cell office:value-type="float" office:value="1.77" calcext:value-type="float">
            <text:p>1.77</text:p>
          </table:table-cell>
          <table:table-cell table:formula="of:=[.C6]*0.001/60" office:value-type="float" office:value="0.0000295" calcext:value-type="float">
            <text:p>0.0000295</text:p>
          </table:table-cell>
          <table:table-cell/>
          <table:table-cell table:formula="of:=[.B6]" office:value-type="float" office:value="50" calcext:value-type="float">
            <text:p>50</text:p>
          </table:table-cell>
          <table:table-cell table:formula="of:=[.D6]" office:value-type="float" office:value="0.0000295" calcext:value-type="float">
            <text:p>0.0000295</text:p>
          </table:table-cell>
          <table:table-cell/>
          <table:table-cell table:formula="of:=[.B6]" office:value-type="float" office:value="50" calcext:value-type="float">
            <text:p>50</text:p>
          </table:table-cell>
          <table:table-cell table:formula="of:=[.D6]" office:value-type="float" office:value="0.0000295" calcext:value-type="float">
            <text:p>0.0000295</text:p>
          </table:table-cell>
          <table:table-cell table:formula="of:=[.I6]*[.I6]" office:value-type="float" office:value="2500" calcext:value-type="float">
            <text:p>2500</text:p>
          </table:table-cell>
          <table:table-cell table:formula="of:=[.J6]*[.J6]" office:value-type="float" office:value="0.00000000087025" calcext:value-type="float">
            <text:p>8.7025E-10</text:p>
          </table:table-cell>
          <table:table-cell table:formula="of:=[.I6]*[.J6]" office:value-type="float" office:value="0.001475" calcext:value-type="float">
            <text:p>0.0014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7]*0.001*1000*10*0.2" office:value-type="float" office:value="60" calcext:value-type="float">
            <text:p>60</text:p>
          </table:table-cell>
          <table:table-cell office:value-type="float" office:value="2.296" calcext:value-type="float">
            <text:p>2.296</text:p>
          </table:table-cell>
          <table:table-cell table:formula="of:=[.C7]*0.001/60" office:value-type="float" office:value="0.0000382666666666667" calcext:value-type="float">
            <text:p>3.82666666666667E-05</text:p>
          </table:table-cell>
          <table:table-cell/>
          <table:table-cell table:formula="of:=[.B7]" office:value-type="float" office:value="60" calcext:value-type="float">
            <text:p>60</text:p>
          </table:table-cell>
          <table:table-cell table:formula="of:=[.D7]" office:value-type="float" office:value="0.0000382666666666667" calcext:value-type="float">
            <text:p>3.82666666666667E-05</text:p>
          </table:table-cell>
          <table:table-cell/>
          <table:table-cell table:formula="of:=[.B7]" office:value-type="float" office:value="60" calcext:value-type="float">
            <text:p>60</text:p>
          </table:table-cell>
          <table:table-cell table:formula="of:=[.D7]" office:value-type="float" office:value="0.0000382666666666667" calcext:value-type="float">
            <text:p>3.82666666666667E-05</text:p>
          </table:table-cell>
          <table:table-cell table:formula="of:=[.I7]*[.I7]" office:value-type="float" office:value="3600" calcext:value-type="float">
            <text:p>3600</text:p>
          </table:table-cell>
          <table:table-cell table:formula="of:=[.J7]*[.J7]" office:value-type="float" office:value="0.00000000146433777777778" calcext:value-type="float">
            <text:p>1.46433777777778E-09</text:p>
          </table:table-cell>
          <table:table-cell table:formula="of:=[.I7]*[.J7]" office:value-type="float" office:value="0.002296" calcext:value-type="float">
            <text:p>0.0022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8]*0.001*1000*10*0.2" office:value-type="float" office:value="70" calcext:value-type="float">
            <text:p>70</text:p>
          </table:table-cell>
          <table:table-cell office:value-type="float" office:value="2.659" calcext:value-type="float">
            <text:p>2.659</text:p>
          </table:table-cell>
          <table:table-cell table:formula="of:=[.C8]*0.001/60" office:value-type="float" office:value="0.0000443166666666667" calcext:value-type="float">
            <text:p>4.43166666666667E-05</text:p>
          </table:table-cell>
          <table:table-cell/>
          <table:table-cell table:formula="of:=[.B8]" office:value-type="float" office:value="70" calcext:value-type="float">
            <text:p>70</text:p>
          </table:table-cell>
          <table:table-cell table:formula="of:=[.D8]" office:value-type="float" office:value="0.0000443166666666667" calcext:value-type="float">
            <text:p>4.43166666666667E-05</text:p>
          </table:table-cell>
          <table:table-cell/>
          <table:table-cell table:formula="of:=[.B8]" office:value-type="float" office:value="70" calcext:value-type="float">
            <text:p>70</text:p>
          </table:table-cell>
          <table:table-cell table:formula="of:=[.D8]" office:value-type="float" office:value="0.0000443166666666667" calcext:value-type="float">
            <text:p>4.43166666666667E-05</text:p>
          </table:table-cell>
          <table:table-cell table:formula="of:=[.I8]*[.I8]" office:value-type="float" office:value="4900" calcext:value-type="float">
            <text:p>4900</text:p>
          </table:table-cell>
          <table:table-cell table:formula="of:=[.J8]*[.J8]" office:value-type="float" office:value="0.00000000196396694444444" calcext:value-type="float">
            <text:p>1.96396694444444E-09</text:p>
          </table:table-cell>
          <table:table-cell table:formula="of:=[.I8]*[.J8]" office:value-type="float" office:value="0.00310216666666667" calcext:value-type="float">
            <text:p>0.00310216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9]*0.001*1000*10*0.2" office:value-type="float" office:value="80" calcext:value-type="float">
            <text:p>80</text:p>
          </table:table-cell>
          <table:table-cell office:value-type="float" office:value="3.033" calcext:value-type="float">
            <text:p>3.033</text:p>
          </table:table-cell>
          <table:table-cell table:formula="of:=[.C9]*0.001/60" office:value-type="float" office:value="0.00005055" calcext:value-type="float">
            <text:p>0.00005055</text:p>
          </table:table-cell>
          <table:table-cell/>
          <table:table-cell table:formula="of:=[.B9]" office:value-type="float" office:value="80" calcext:value-type="float">
            <text:p>80</text:p>
          </table:table-cell>
          <table:table-cell table:formula="of:=[.D9]" office:value-type="float" office:value="0.00005055" calcext:value-type="float">
            <text:p>0.00005055</text:p>
          </table:table-cell>
          <table:table-cell/>
          <table:table-cell table:formula="of:=[.B9]" office:value-type="float" office:value="80" calcext:value-type="float">
            <text:p>80</text:p>
          </table:table-cell>
          <table:table-cell table:formula="of:=[.D9]" office:value-type="float" office:value="0.00005055" calcext:value-type="float">
            <text:p>0.00005055</text:p>
          </table:table-cell>
          <table:table-cell table:formula="of:=[.I9]*[.I9]" office:value-type="float" office:value="6400" calcext:value-type="float">
            <text:p>6400</text:p>
          </table:table-cell>
          <table:table-cell table:formula="of:=[.J9]*[.J9]" office:value-type="float" office:value="0.0000000025553025" calcext:value-type="float">
            <text:p>0.0000000025553025</text:p>
          </table:table-cell>
          <table:table-cell table:formula="of:=[.I9]*[.J9]" office:value-type="float" office:value="0.004044" calcext:value-type="float">
            <text:p>0.0040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10]*0.001*1000*10*0.2" office:value-type="float" office:value="90" calcext:value-type="float">
            <text:p>90</text:p>
          </table:table-cell>
          <table:table-cell office:value-type="float" office:value="3.459" calcext:value-type="float">
            <text:p>3.459</text:p>
          </table:table-cell>
          <table:table-cell table:formula="of:=[.C10]*0.001/60" office:value-type="float" office:value="0.00005765" calcext:value-type="float">
            <text:p>0.00005765</text:p>
          </table:table-cell>
          <table:table-cell/>
          <table:table-cell table:formula="of:=[.B10]" office:value-type="float" office:value="90" calcext:value-type="float">
            <text:p>90</text:p>
          </table:table-cell>
          <table:table-cell table:formula="of:=[.D10]" office:value-type="float" office:value="0.00005765" calcext:value-type="float">
            <text:p>0.00005765</text:p>
          </table:table-cell>
          <table:table-cell/>
          <table:table-cell table:formula="of:=[.B10]" office:value-type="float" office:value="90" calcext:value-type="float">
            <text:p>90</text:p>
          </table:table-cell>
          <table:table-cell table:formula="of:=[.D10]" office:value-type="float" office:value="0.00005765" calcext:value-type="float">
            <text:p>0.00005765</text:p>
          </table:table-cell>
          <table:table-cell table:formula="of:=[.I10]*[.I10]" office:value-type="float" office:value="8100" calcext:value-type="float">
            <text:p>8100</text:p>
          </table:table-cell>
          <table:table-cell table:formula="of:=[.J10]*[.J10]" office:value-type="float" office:value="0.0000000033235225" calcext:value-type="float">
            <text:p>0.0000000033235225</text:p>
          </table:table-cell>
          <table:table-cell table:formula="of:=[.I10]*[.J10]" office:value-type="float" office:value="0.0051885" calcext:value-type="float">
            <text:p>0.00518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1]*0.001*1000*10*0.2" office:value-type="float" office:value="100" calcext:value-type="float">
            <text:p>100</text:p>
          </table:table-cell>
          <table:table-cell office:value-type="float" office:value="3.716" calcext:value-type="float">
            <text:p>3.716</text:p>
          </table:table-cell>
          <table:table-cell table:formula="of:=[.C11]*0.001/60" office:value-type="float" office:value="0.0000619333333333333" calcext:value-type="float">
            <text:p>6.19333333333333E-05</text:p>
          </table:table-cell>
          <table:table-cell/>
          <table:table-cell table:formula="of:=[.B11]" office:value-type="float" office:value="100" calcext:value-type="float">
            <text:p>100</text:p>
          </table:table-cell>
          <table:table-cell table:formula="of:=[.D11]" office:value-type="float" office:value="0.0000619333333333333" calcext:value-type="float">
            <text:p>6.19333333333333E-05</text:p>
          </table:table-cell>
          <table:table-cell/>
          <table:table-cell table:formula="of:=[.B11]" office:value-type="float" office:value="100" calcext:value-type="float">
            <text:p>100</text:p>
          </table:table-cell>
          <table:table-cell table:formula="of:=[.D11]" office:value-type="float" office:value="0.0000619333333333333" calcext:value-type="float">
            <text:p>6.19333333333333E-05</text:p>
          </table:table-cell>
          <table:table-cell table:formula="of:=[.I11]*[.I11]" office:value-type="float" office:value="10000" calcext:value-type="float">
            <text:p>10000</text:p>
          </table:table-cell>
          <table:table-cell table:formula="of:=[.J11]*[.J11]" office:value-type="float" office:value="0.00000000383573777777778" calcext:value-type="float">
            <text:p>3.83573777777778E-09</text:p>
          </table:table-cell>
          <table:table-cell table:formula="of:=[.I11]*[.J11]" office:value-type="float" office:value="0.00619333333333333" calcext:value-type="float">
            <text:p>0.006193333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12]*0.001*1000*10*0.2" office:value-type="float" office:value="110" calcext:value-type="float">
            <text:p>110</text:p>
          </table:table-cell>
          <table:table-cell office:value-type="float" office:value="4.122" calcext:value-type="float">
            <text:p>4.122</text:p>
          </table:table-cell>
          <table:table-cell table:formula="of:=[.C12]*0.001/60" office:value-type="float" office:value="0.0000687" calcext:value-type="float">
            <text:p>0.0000687</text:p>
          </table:table-cell>
          <table:table-cell/>
          <table:table-cell table:formula="of:=[.B12]" office:value-type="float" office:value="110" calcext:value-type="float">
            <text:p>110</text:p>
          </table:table-cell>
          <table:table-cell table:formula="of:=[.D12]" office:value-type="float" office:value="0.0000687" calcext:value-type="float">
            <text:p>0.0000687</text:p>
          </table:table-cell>
          <table:table-cell/>
          <table:table-cell table:formula="of:=[.B12]" office:value-type="float" office:value="110" calcext:value-type="float">
            <text:p>110</text:p>
          </table:table-cell>
          <table:table-cell table:formula="of:=[.D12]" office:value-type="float" office:value="0.0000687" calcext:value-type="float">
            <text:p>0.0000687</text:p>
          </table:table-cell>
          <table:table-cell table:formula="of:=[.I12]*[.I12]" office:value-type="float" office:value="12100" calcext:value-type="float">
            <text:p>12100</text:p>
          </table:table-cell>
          <table:table-cell table:formula="of:=[.J12]*[.J12]" office:value-type="float" office:value="0.00000000471969" calcext:value-type="float">
            <text:p>0.00000000471969</text:p>
          </table:table-cell>
          <table:table-cell table:formula="of:=[.I12]*[.J12]" office:value-type="float" office:value="0.007557" calcext:value-type="float">
            <text:p>0.0075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3]*0.001*1000*10*0.2" office:value-type="float" office:value="120" calcext:value-type="float">
            <text:p>120</text:p>
          </table:table-cell>
          <table:table-cell office:value-type="float" office:value="4.484" calcext:value-type="float">
            <text:p>4.484</text:p>
          </table:table-cell>
          <table:table-cell table:formula="of:=[.C13]*0.001/60" office:value-type="float" office:value="0.0000747333333333333" calcext:value-type="float">
            <text:p>7.47333333333333E-05</text:p>
          </table:table-cell>
          <table:table-cell/>
          <table:table-cell table:formula="of:=[.B13]" office:value-type="float" office:value="120" calcext:value-type="float">
            <text:p>120</text:p>
          </table:table-cell>
          <table:table-cell table:formula="of:=[.D13]" office:value-type="float" office:value="0.0000747333333333333" calcext:value-type="float">
            <text:p>7.47333333333333E-05</text:p>
          </table:table-cell>
          <table:table-cell/>
          <table:table-cell table:formula="of:=AVERAGE([.I2:.I12])" office:value-type="float" office:value="60" calcext:value-type="float">
            <text:p>60</text:p>
          </table:table-cell>
          <table:table-cell table:formula="of:=AVERAGE([.J2:.J12])" office:value-type="float" office:value="0.0000378121212121212" calcext:value-type="float">
            <text:p>3.78121212121212E-05</text:p>
          </table:table-cell>
          <table:table-cell table:formula="of:=AVERAGE([.K2:.K12])" office:value-type="float" office:value="4600" calcext:value-type="float">
            <text:p>4600</text:p>
          </table:table-cell>
          <table:table-cell table:formula="of:=AVERAGE([.L2:.L12])" office:value-type="float" office:value="0.00000000181825484848485" calcext:value-type="float">
            <text:p>1.81825484848485E-09</text:p>
          </table:table-cell>
          <table:table-cell table:formula="of:=AVERAGE([.M2:.M12])" office:value-type="float" office:value="0.00289148484848485" calcext:value-type="float">
            <text:p>0.002891484848484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4]*0.001*1000*10*0.2" office:value-type="float" office:value="140" calcext:value-type="float">
            <text:p>140</text:p>
          </table:table-cell>
          <table:table-cell office:value-type="float" office:value="5.215" calcext:value-type="float">
            <text:p>5.215</text:p>
          </table:table-cell>
          <table:table-cell table:formula="of:=[.C14]*0.001/60" office:value-type="float" office:value="0.0000869166666666667" calcext:value-type="float">
            <text:p>8.69166666666667E-05</text:p>
          </table:table-cell>
          <table:table-cell/>
          <table:table-cell table:formula="of:=[.B14]" office:value-type="float" office:value="140" calcext:value-type="float">
            <text:p>140</text:p>
          </table:table-cell>
          <table:table-cell table:formula="of:=[.D14]" office:value-type="float" office:value="0.0000869166666666667" calcext:value-type="float">
            <text:p>8.69166666666667E-0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5]*0.001*1000*10*0.2" office:value-type="float" office:value="160" calcext:value-type="float">
            <text:p>160</text:p>
          </table:table-cell>
          <table:table-cell office:value-type="float" office:value="5.584" calcext:value-type="float">
            <text:p>5.584</text:p>
          </table:table-cell>
          <table:table-cell table:formula="of:=[.C15]*0.001/60" office:value-type="float" office:value="0.0000930666666666667" calcext:value-type="float">
            <text:p>9.30666666666667E-05</text:p>
          </table:table-cell>
          <table:table-cell/>
          <table:table-cell table:formula="of:=[.B15]" office:value-type="float" office:value="160" calcext:value-type="float">
            <text:p>160</text:p>
          </table:table-cell>
          <table:table-cell table:formula="of:=[.D15]" office:value-type="float" office:value="0.0000930666666666667" calcext:value-type="float">
            <text:p>9.30666666666667E-0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6]*0.001*1000*10*0.2" office:value-type="float" office:value="180" calcext:value-type="float">
            <text:p>180</text:p>
          </table:table-cell>
          <table:table-cell office:value-type="float" office:value="5.851" calcext:value-type="float">
            <text:p>5.851</text:p>
          </table:table-cell>
          <table:table-cell table:formula="of:=[.C16]*0.001/60" office:value-type="float" office:value="0.0000975166666666667" calcext:value-type="float">
            <text:p>9.75166666666667E-05</text:p>
          </table:table-cell>
          <table:table-cell/>
          <table:table-cell table:formula="of:=[.B16]" office:value-type="float" office:value="180" calcext:value-type="float">
            <text:p>180</text:p>
          </table:table-cell>
          <table:table-cell table:formula="of:=[.D16]" office:value-type="float" office:value="0.0000975166666666667" calcext:value-type="float">
            <text:p>9.75166666666667E-0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7]*0.001*1000*10*0.2" office:value-type="float" office:value="200" calcext:value-type="float">
            <text:p>200</text:p>
          </table:table-cell>
          <table:table-cell office:value-type="float" office:value="5.863" calcext:value-type="float">
            <text:p>5.863</text:p>
          </table:table-cell>
          <table:table-cell table:formula="of:=[.C17]*0.001/60" office:value-type="float" office:value="0.0000977166666666667" calcext:value-type="float">
            <text:p>9.77166666666667E-05</text:p>
          </table:table-cell>
          <table:table-cell/>
          <table:table-cell table:formula="of:=[.B17]" office:value-type="float" office:value="200" calcext:value-type="float">
            <text:p>200</text:p>
          </table:table-cell>
          <table:table-cell table:formula="of:=[.D17]" office:value-type="float" office:value="0.0000977166666666667" calcext:value-type="float">
            <text:p>9.77166666666667E-0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8]*0.001*1000*10*0.2" office:value-type="float" office:value="220" calcext:value-type="float">
            <text:p>220</text:p>
          </table:table-cell>
          <table:table-cell office:value-type="float" office:value="6.183" calcext:value-type="float">
            <text:p>6.183</text:p>
          </table:table-cell>
          <table:table-cell table:formula="of:=[.C18]*0.001/60" office:value-type="float" office:value="0.00010305" calcext:value-type="float">
            <text:p>0.00010305</text:p>
          </table:table-cell>
          <table:table-cell/>
          <table:table-cell table:formula="of:=[.B18]" office:value-type="float" office:value="220" calcext:value-type="float">
            <text:p>220</text:p>
          </table:table-cell>
          <table:table-cell table:formula="of:=[.D18]" office:value-type="float" office:value="0.00010305" calcext:value-type="float">
            <text:p>0.0001030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9]*0.001*1000*10*0.2" office:value-type="float" office:value="240" calcext:value-type="float">
            <text:p>240</text:p>
          </table:table-cell>
          <table:table-cell office:value-type="float" office:value="6.388" calcext:value-type="float">
            <text:p>6.388</text:p>
          </table:table-cell>
          <table:table-cell table:formula="of:=[.C19]*0.001/60" office:value-type="float" office:value="0.000106466666666667" calcext:value-type="float">
            <text:p>0.000106466666666667</text:p>
          </table:table-cell>
          <table:table-cell/>
          <table:table-cell table:formula="of:=[.B19]" office:value-type="float" office:value="240" calcext:value-type="float">
            <text:p>240</text:p>
          </table:table-cell>
          <table:table-cell table:formula="of:=[.D19]" office:value-type="float" office:value="0.000106466666666667" calcext:value-type="float">
            <text:p>0.00010646666666666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20]*0.001*1000*10*0.2" office:value-type="float" office:value="260" calcext:value-type="float">
            <text:p>260</text:p>
          </table:table-cell>
          <table:table-cell office:value-type="float" office:value="6.592" calcext:value-type="float">
            <text:p>6.592</text:p>
          </table:table-cell>
          <table:table-cell table:formula="of:=[.C20]*0.001/60" office:value-type="float" office:value="0.000109866666666667" calcext:value-type="float">
            <text:p>0.000109866666666667</text:p>
          </table:table-cell>
          <table:table-cell/>
          <table:table-cell table:formula="of:=[.B20]" office:value-type="float" office:value="260" calcext:value-type="float">
            <text:p>260</text:p>
          </table:table-cell>
          <table:table-cell table:formula="of:=[.D20]" office:value-type="float" office:value="0.000109866666666667" calcext:value-type="float">
            <text:p>0.000109866666666667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21]*0.001*1000*10*0.2" office:value-type="float" office:value="280" calcext:value-type="float">
            <text:p>280</text:p>
          </table:table-cell>
          <table:table-cell office:value-type="float" office:value="6.815" calcext:value-type="float">
            <text:p>6.815</text:p>
          </table:table-cell>
          <table:table-cell table:formula="of:=[.C21]*0.001/60" office:value-type="float" office:value="0.000113583333333333" calcext:value-type="float">
            <text:p>0.000113583333333333</text:p>
          </table:table-cell>
          <table:table-cell/>
          <table:table-cell table:formula="of:=[.B21]" office:value-type="float" office:value="280" calcext:value-type="float">
            <text:p>280</text:p>
          </table:table-cell>
          <table:table-cell table:formula="of:=[.D21]" office:value-type="float" office:value="0.000113583333333333" calcext:value-type="float">
            <text:p>0.000113583333333333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22]*0.001*1000*10*0.2" office:value-type="float" office:value="300" calcext:value-type="float">
            <text:p>300</text:p>
          </table:table-cell>
          <table:table-cell office:value-type="float" office:value="6.987" calcext:value-type="float">
            <text:p>6.987</text:p>
          </table:table-cell>
          <table:table-cell table:formula="of:=[.C22]*0.001/60" office:value-type="float" office:value="0.00011645" calcext:value-type="float">
            <text:p>0.00011645</text:p>
          </table:table-cell>
          <table:table-cell/>
          <table:table-cell table:formula="of:=[.B22]" office:value-type="float" office:value="300" calcext:value-type="float">
            <text:p>300</text:p>
          </table:table-cell>
          <table:table-cell table:formula="of:=[.D22]" office:value-type="float" office:value="0.00011645" calcext:value-type="float">
            <text:p>0.00011645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23]*0.001*1000*10*0.2" office:value-type="float" office:value="320" calcext:value-type="float">
            <text:p>320</text:p>
          </table:table-cell>
          <table:table-cell office:value-type="float" office:value="7.167" calcext:value-type="float">
            <text:p>7.167</text:p>
          </table:table-cell>
          <table:table-cell table:formula="of:=[.C23]*0.001/60" office:value-type="float" office:value="0.00011945" calcext:value-type="float">
            <text:p>0.00011945</text:p>
          </table:table-cell>
          <table:table-cell/>
          <table:table-cell table:formula="of:=[.B23]" office:value-type="float" office:value="320" calcext:value-type="float">
            <text:p>320</text:p>
          </table:table-cell>
          <table:table-cell table:formula="of:=[.D23]" office:value-type="float" office:value="0.00011945" calcext:value-type="float">
            <text:p>0.00011945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24]*0.001*1000*10*0.2" office:value-type="float" office:value="340" calcext:value-type="float">
            <text:p>340</text:p>
          </table:table-cell>
          <table:table-cell office:value-type="float" office:value="7.356" calcext:value-type="float">
            <text:p>7.356</text:p>
          </table:table-cell>
          <table:table-cell table:formula="of:=[.C24]*0.001/60" office:value-type="float" office:value="0.0001226" calcext:value-type="float">
            <text:p>0.0001226</text:p>
          </table:table-cell>
          <table:table-cell/>
          <table:table-cell table:formula="of:=[.B24]" office:value-type="float" office:value="340" calcext:value-type="float">
            <text:p>340</text:p>
          </table:table-cell>
          <table:table-cell table:formula="of:=[.D24]" office:value-type="float" office:value="0.0001226" calcext:value-type="float">
            <text:p>0.000122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25]*0.001*1000*10*0.2" office:value-type="float" office:value="360" calcext:value-type="float">
            <text:p>360</text:p>
          </table:table-cell>
          <table:table-cell office:value-type="float" office:value="7.54" calcext:value-type="float">
            <text:p>7.54</text:p>
          </table:table-cell>
          <table:table-cell table:formula="of:=[.C25]*0.001/60" office:value-type="float" office:value="0.000125666666666667" calcext:value-type="float">
            <text:p>0.000125666666666667</text:p>
          </table:table-cell>
          <table:table-cell/>
          <table:table-cell table:formula="of:=[.B25]" office:value-type="float" office:value="360" calcext:value-type="float">
            <text:p>360</text:p>
          </table:table-cell>
          <table:table-cell table:formula="of:=[.D25]" office:value-type="float" office:value="0.000125666666666667" calcext:value-type="float">
            <text:p>0.000125666666666667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Δh, мм</text:p>
          </table:table-cell>
          <table:table-cell office:value-type="string" calcext:value-type="string">
            <text:p>P, Па</text:p>
          </table:table-cell>
          <table:table-cell office:value-type="string" calcext:value-type="string">
            <text:p>Q, л/мин</text:p>
          </table:table-cell>
          <table:table-cell office:value-type="string" calcext:value-type="string">
            <text:p>Q, м^3/ч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y*y</text:p>
          </table:table-cell>
          <table:table-cell office:value-type="string" calcext:value-type="string">
            <text:p>x*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*0.001*1000*10*0.2" office:value-type="float" office:value="10" calcext:value-type="float">
            <text:p>10</text:p>
          </table:table-cell>
          <table:table-cell office:value-type="float" office:value="1.311" calcext:value-type="float">
            <text:p>1.311</text:p>
          </table:table-cell>
          <table:table-cell table:formula="of:=[.C2]*0.001/60" office:value-type="float" office:value="0.00002185" calcext:value-type="float">
            <text:p>0.00002185</text:p>
          </table:table-cell>
          <table:table-cell/>
          <table:table-cell table:formula="of:=[.B2]" office:value-type="float" office:value="10" calcext:value-type="float">
            <text:p>10</text:p>
          </table:table-cell>
          <table:table-cell table:formula="of:=[.D2]" office:value-type="float" office:value="0.00002185" calcext:value-type="float">
            <text:p>0.00002185</text:p>
          </table:table-cell>
          <table:table-cell/>
          <table:table-cell table:formula="of:=[.B2]" office:value-type="float" office:value="10" calcext:value-type="float">
            <text:p>10</text:p>
          </table:table-cell>
          <table:table-cell table:formula="of:=[.D2]" office:value-type="float" office:value="0.00002185" calcext:value-type="float">
            <text:p>0.00002185</text:p>
          </table:table-cell>
          <table:table-cell table:formula="of:=[.I2]*[.I2]" office:value-type="float" office:value="100" calcext:value-type="float">
            <text:p>100</text:p>
          </table:table-cell>
          <table:table-cell table:formula="of:=[.J2]*[.J2]" office:value-type="float" office:value="0.0000000004774225" calcext:value-type="float">
            <text:p>4.774225E-10</text:p>
          </table:table-cell>
          <table:table-cell table:formula="of:=[.I2]*[.J2]" office:value-type="float" office:value="0.0002185" calcext:value-type="float">
            <text:p>0.00021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0.001*1000*10*0.2" office:value-type="float" office:value="20" calcext:value-type="float">
            <text:p>20</text:p>
          </table:table-cell>
          <table:table-cell office:value-type="float" office:value="2.369" calcext:value-type="float">
            <text:p>2.369</text:p>
          </table:table-cell>
          <table:table-cell table:formula="of:=[.C3]*0.001/60" office:value-type="float" office:value="0.0000394833333333333" calcext:value-type="float">
            <text:p>3.94833333333333E-05</text:p>
          </table:table-cell>
          <table:table-cell/>
          <table:table-cell table:formula="of:=[.B3]" office:value-type="float" office:value="20" calcext:value-type="float">
            <text:p>20</text:p>
          </table:table-cell>
          <table:table-cell table:formula="of:=[.D3]" office:value-type="float" office:value="0.0000394833333333333" calcext:value-type="float">
            <text:p>3.94833333333333E-05</text:p>
          </table:table-cell>
          <table:table-cell/>
          <table:table-cell table:formula="of:=[.B3]" office:value-type="float" office:value="20" calcext:value-type="float">
            <text:p>20</text:p>
          </table:table-cell>
          <table:table-cell table:formula="of:=[.D3]" office:value-type="float" office:value="0.0000394833333333333" calcext:value-type="float">
            <text:p>3.94833333333333E-05</text:p>
          </table:table-cell>
          <table:table-cell table:formula="of:=[.I3]*[.I3]" office:value-type="float" office:value="400" calcext:value-type="float">
            <text:p>400</text:p>
          </table:table-cell>
          <table:table-cell table:formula="of:=[.J3]*[.J3]" office:value-type="float" office:value="0.00000000155893361111111" calcext:value-type="float">
            <text:p>1.55893361111111E-09</text:p>
          </table:table-cell>
          <table:table-cell table:formula="of:=[.I3]*[.J3]" office:value-type="float" office:value="0.000789666666666667" calcext:value-type="float">
            <text:p>0.0007896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4]*0.001*1000*10*0.2" office:value-type="float" office:value="30" calcext:value-type="float">
            <text:p>30</text:p>
          </table:table-cell>
          <table:table-cell office:value-type="float" office:value="3.424" calcext:value-type="float">
            <text:p>3.424</text:p>
          </table:table-cell>
          <table:table-cell table:formula="of:=[.C4]*0.001/60" office:value-type="float" office:value="0.0000570666666666667" calcext:value-type="float">
            <text:p>5.70666666666667E-05</text:p>
          </table:table-cell>
          <table:table-cell/>
          <table:table-cell table:formula="of:=[.B4]" office:value-type="float" office:value="30" calcext:value-type="float">
            <text:p>30</text:p>
          </table:table-cell>
          <table:table-cell table:formula="of:=[.D4]" office:value-type="float" office:value="0.0000570666666666667" calcext:value-type="float">
            <text:p>5.70666666666667E-05</text:p>
          </table:table-cell>
          <table:table-cell/>
          <table:table-cell table:formula="of:=[.B4]" office:value-type="float" office:value="30" calcext:value-type="float">
            <text:p>30</text:p>
          </table:table-cell>
          <table:table-cell table:formula="of:=[.D4]" office:value-type="float" office:value="0.0000570666666666667" calcext:value-type="float">
            <text:p>5.70666666666667E-05</text:p>
          </table:table-cell>
          <table:table-cell table:formula="of:=[.I4]*[.I4]" office:value-type="float" office:value="900" calcext:value-type="float">
            <text:p>900</text:p>
          </table:table-cell>
          <table:table-cell table:formula="of:=[.J4]*[.J4]" office:value-type="float" office:value="0.00000000325660444444444" calcext:value-type="float">
            <text:p>3.25660444444444E-09</text:p>
          </table:table-cell>
          <table:table-cell table:formula="of:=[.I4]*[.J4]" office:value-type="float" office:value="0.001712" calcext:value-type="float">
            <text:p>0.0017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5]*0.001*1000*10*0.2" office:value-type="float" office:value="40" calcext:value-type="float">
            <text:p>40</text:p>
          </table:table-cell>
          <table:table-cell office:value-type="float" office:value="4.952" calcext:value-type="float">
            <text:p>4.952</text:p>
          </table:table-cell>
          <table:table-cell table:formula="of:=[.C5]*0.001/60" office:value-type="float" office:value="0.0000825333333333333" calcext:value-type="float">
            <text:p>8.25333333333333E-05</text:p>
          </table:table-cell>
          <table:table-cell/>
          <table:table-cell table:formula="of:=[.B5]" office:value-type="float" office:value="40" calcext:value-type="float">
            <text:p>40</text:p>
          </table:table-cell>
          <table:table-cell table:formula="of:=[.D5]" office:value-type="float" office:value="0.0000825333333333333" calcext:value-type="float">
            <text:p>8.25333333333333E-05</text:p>
          </table:table-cell>
          <table:table-cell/>
          <table:table-cell table:formula="of:=[.B5]" office:value-type="float" office:value="40" calcext:value-type="float">
            <text:p>40</text:p>
          </table:table-cell>
          <table:table-cell table:formula="of:=[.D5]" office:value-type="float" office:value="0.0000825333333333333" calcext:value-type="float">
            <text:p>8.25333333333333E-05</text:p>
          </table:table-cell>
          <table:table-cell table:formula="of:=[.I5]*[.I5]" office:value-type="float" office:value="1600" calcext:value-type="float">
            <text:p>1600</text:p>
          </table:table-cell>
          <table:table-cell table:formula="of:=[.J5]*[.J5]" office:value-type="float" office:value="0.00000000681175111111111" calcext:value-type="float">
            <text:p>6.81175111111111E-09</text:p>
          </table:table-cell>
          <table:table-cell table:formula="of:=[.I5]*[.J5]" office:value-type="float" office:value="0.00330133333333333" calcext:value-type="float">
            <text:p>0.0033013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6]*0.001*1000*10*0.2" office:value-type="float" office:value="50" calcext:value-type="float">
            <text:p>50</text:p>
          </table:table-cell>
          <table:table-cell office:value-type="float" office:value="6.029" calcext:value-type="float">
            <text:p>6.029</text:p>
          </table:table-cell>
          <table:table-cell table:formula="of:=[.C6]*0.001/60" office:value-type="float" office:value="0.000100483333333333" calcext:value-type="float">
            <text:p>0.000100483333333333</text:p>
          </table:table-cell>
          <table:table-cell/>
          <table:table-cell table:formula="of:=[.B6]" office:value-type="float" office:value="50" calcext:value-type="float">
            <text:p>50</text:p>
          </table:table-cell>
          <table:table-cell table:formula="of:=[.D6]" office:value-type="float" office:value="0.000100483333333333" calcext:value-type="float">
            <text:p>0.000100483333333333</text:p>
          </table:table-cell>
          <table:table-cell/>
          <table:table-cell table:formula="of:=[.B6]" office:value-type="float" office:value="50" calcext:value-type="float">
            <text:p>50</text:p>
          </table:table-cell>
          <table:table-cell table:formula="of:=[.D6]" office:value-type="float" office:value="0.000100483333333333" calcext:value-type="float">
            <text:p>0.000100483333333333</text:p>
          </table:table-cell>
          <table:table-cell table:formula="of:=[.I6]*[.I6]" office:value-type="float" office:value="2500" calcext:value-type="float">
            <text:p>2500</text:p>
          </table:table-cell>
          <table:table-cell table:formula="of:=[.J6]*[.J6]" office:value-type="float" office:value="0.0000000100969002777778" calcext:value-type="float">
            <text:p>1.00969002777778E-08</text:p>
          </table:table-cell>
          <table:table-cell table:formula="of:=[.I6]*[.J6]" office:value-type="float" office:value="0.00502416666666667" calcext:value-type="float">
            <text:p>0.00502416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7]*0.001*1000*10*0.2" office:value-type="float" office:value="60" calcext:value-type="float">
            <text:p>60</text:p>
          </table:table-cell>
          <table:table-cell office:value-type="float" office:value="6.895" calcext:value-type="float">
            <text:p>6.895</text:p>
          </table:table-cell>
          <table:table-cell table:formula="of:=[.C7]*0.001/60" office:value-type="float" office:value="0.000114916666666667" calcext:value-type="float">
            <text:p>0.000114916666666667</text:p>
          </table:table-cell>
          <table:table-cell/>
          <table:table-cell table:formula="of:=[.B7]" office:value-type="float" office:value="60" calcext:value-type="float">
            <text:p>60</text:p>
          </table:table-cell>
          <table:table-cell table:formula="of:=[.D7]" office:value-type="float" office:value="0.000114916666666667" calcext:value-type="float">
            <text:p>0.000114916666666667</text:p>
          </table:table-cell>
          <table:table-cell/>
          <table:table-cell table:formula="of:=AVERAGE([.I2:.I6])" office:value-type="float" office:value="30" calcext:value-type="float">
            <text:p>30</text:p>
          </table:table-cell>
          <table:table-cell table:formula="of:=AVERAGE([.J2:.J6])" office:value-type="float" office:value="0.0000602833333333333" calcext:value-type="float">
            <text:p>6.02833333333333E-05</text:p>
          </table:table-cell>
          <table:table-cell table:formula="of:=AVERAGE([.K2:.K6])" office:value-type="float" office:value="1100" calcext:value-type="float">
            <text:p>1100</text:p>
          </table:table-cell>
          <table:table-cell table:formula="of:=AVERAGE([.L2:.L6])" office:value-type="float" office:value="0.00000000444032238888889" calcext:value-type="float">
            <text:p>4.44032238888889E-09</text:p>
          </table:table-cell>
          <table:table-cell table:formula="of:=AVERAGE([.M2:.M6])" office:value-type="float" office:value="0.00220913333333333" calcext:value-type="float">
            <text:p>0.0022091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8]*0.001*1000*10*0.2" office:value-type="float" office:value="80" calcext:value-type="float">
            <text:p>80</text:p>
          </table:table-cell>
          <table:table-cell office:value-type="float" office:value="8.151" calcext:value-type="float">
            <text:p>8.151</text:p>
          </table:table-cell>
          <table:table-cell table:formula="of:=[.C8]*0.001/60" office:value-type="float" office:value="0.00013585" calcext:value-type="float">
            <text:p>0.00013585</text:p>
          </table:table-cell>
          <table:table-cell/>
          <table:table-cell table:formula="of:=[.B8]" office:value-type="float" office:value="80" calcext:value-type="float">
            <text:p>80</text:p>
          </table:table-cell>
          <table:table-cell table:formula="of:=[.D8]" office:value-type="float" office:value="0.00013585" calcext:value-type="float">
            <text:p>0.0001358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9]*0.001*1000*10*0.2" office:value-type="float" office:value="100" calcext:value-type="float">
            <text:p>100</text:p>
          </table:table-cell>
          <table:table-cell office:value-type="float" office:value="8.766" calcext:value-type="float">
            <text:p>8.766</text:p>
          </table:table-cell>
          <table:table-cell table:formula="of:=[.C9]*0.001/60" office:value-type="float" office:value="0.0001461" calcext:value-type="float">
            <text:p>0.0001461</text:p>
          </table:table-cell>
          <table:table-cell/>
          <table:table-cell table:formula="of:=[.B9]" office:value-type="float" office:value="100" calcext:value-type="float">
            <text:p>100</text:p>
          </table:table-cell>
          <table:table-cell table:formula="of:=[.D9]" office:value-type="float" office:value="0.0001461" calcext:value-type="float">
            <text:p>0.000146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0]*0.001*1000*10*0.2" office:value-type="float" office:value="120" calcext:value-type="float">
            <text:p>120</text:p>
          </table:table-cell>
          <table:table-cell office:value-type="float" office:value="9.3" calcext:value-type="float">
            <text:p>9.3</text:p>
          </table:table-cell>
          <table:table-cell table:formula="of:=[.C10]*0.001/60" office:value-type="float" office:value="0.000155" calcext:value-type="float">
            <text:p>0.000155</text:p>
          </table:table-cell>
          <table:table-cell/>
          <table:table-cell table:formula="of:=[.B10]" office:value-type="float" office:value="120" calcext:value-type="float">
            <text:p>120</text:p>
          </table:table-cell>
          <table:table-cell table:formula="of:=[.D10]" office:value-type="float" office:value="0.000155" calcext:value-type="float">
            <text:p>0.00015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1]*0.001*1000*10*0.2" office:value-type="float" office:value="140" calcext:value-type="float">
            <text:p>140</text:p>
          </table:table-cell>
          <table:table-cell office:value-type="float" office:value="9.888" calcext:value-type="float">
            <text:p>9.888</text:p>
          </table:table-cell>
          <table:table-cell table:formula="of:=[.C11]*0.001/60" office:value-type="float" office:value="0.0001648" calcext:value-type="float">
            <text:p>0.0001648</text:p>
          </table:table-cell>
          <table:table-cell/>
          <table:table-cell table:formula="of:=[.B11]" office:value-type="float" office:value="140" calcext:value-type="float">
            <text:p>140</text:p>
          </table:table-cell>
          <table:table-cell table:formula="of:=[.D11]" office:value-type="float" office:value="0.0001648" calcext:value-type="float">
            <text:p>0.000164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2]*0.001*1000*10*0.2" office:value-type="float" office:value="160" calcext:value-type="float">
            <text:p>160</text:p>
          </table:table-cell>
          <table:table-cell office:value-type="float" office:value="10.522" calcext:value-type="float">
            <text:p>10.522</text:p>
          </table:table-cell>
          <table:table-cell table:formula="of:=[.C12]*0.001/60" office:value-type="float" office:value="0.000175366666666667" calcext:value-type="float">
            <text:p>0.000175366666666667</text:p>
          </table:table-cell>
          <table:table-cell/>
          <table:table-cell table:formula="of:=[.B12]" office:value-type="float" office:value="160" calcext:value-type="float">
            <text:p>160</text:p>
          </table:table-cell>
          <table:table-cell table:formula="of:=[.D12]" office:value-type="float" office:value="0.000175366666666667" calcext:value-type="float">
            <text:p>0.00017536666666666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3]*0.001*1000*10*0.2" office:value-type="float" office:value="180" calcext:value-type="float">
            <text:p>180</text:p>
          </table:table-cell>
          <table:table-cell office:value-type="float" office:value="11.15" calcext:value-type="float">
            <text:p>11.15</text:p>
          </table:table-cell>
          <table:table-cell table:formula="of:=[.C13]*0.001/60" office:value-type="float" office:value="0.000185833333333333" calcext:value-type="float">
            <text:p>0.000185833333333333</text:p>
          </table:table-cell>
          <table:table-cell/>
          <table:table-cell table:formula="of:=[.B13]" office:value-type="float" office:value="180" calcext:value-type="float">
            <text:p>180</text:p>
          </table:table-cell>
          <table:table-cell table:formula="of:=[.D13]" office:value-type="float" office:value="0.000185833333333333" calcext:value-type="float">
            <text:p>0.00018583333333333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4]*0.001*1000*10*0.2" office:value-type="float" office:value="200" calcext:value-type="float">
            <text:p>200</text:p>
          </table:table-cell>
          <table:table-cell office:value-type="float" office:value="11.806" calcext:value-type="float">
            <text:p>11.806</text:p>
          </table:table-cell>
          <table:table-cell table:formula="of:=[.C14]*0.001/60" office:value-type="float" office:value="0.000196766666666667" calcext:value-type="float">
            <text:p>0.000196766666666667</text:p>
          </table:table-cell>
          <table:table-cell/>
          <table:table-cell table:formula="of:=[.B14]" office:value-type="float" office:value="200" calcext:value-type="float">
            <text:p>200</text:p>
          </table:table-cell>
          <table:table-cell table:formula="of:=[.D14]" office:value-type="float" office:value="0.000196766666666667" calcext:value-type="float">
            <text:p>0.00019676666666666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5]*0.001*1000*10*0.2" office:value-type="float" office:value="220" calcext:value-type="float">
            <text:p>220</text:p>
          </table:table-cell>
          <table:table-cell office:value-type="float" office:value="12.477" calcext:value-type="float">
            <text:p>12.477</text:p>
          </table:table-cell>
          <table:table-cell table:formula="of:=[.C15]*0.001/60" office:value-type="float" office:value="0.00020795" calcext:value-type="float">
            <text:p>0.00020795</text:p>
          </table:table-cell>
          <table:table-cell/>
          <table:table-cell table:formula="of:=[.B15]" office:value-type="float" office:value="220" calcext:value-type="float">
            <text:p>220</text:p>
          </table:table-cell>
          <table:table-cell table:formula="of:=[.D15]" office:value-type="float" office:value="0.00020795" calcext:value-type="float">
            <text:p>0.0002079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6]*0.001*1000*10*0.2" office:value-type="float" office:value="240" calcext:value-type="float">
            <text:p>240</text:p>
          </table:table-cell>
          <table:table-cell office:value-type="float" office:value="13.02" calcext:value-type="float">
            <text:p>13.02</text:p>
          </table:table-cell>
          <table:table-cell table:formula="of:=[.C16]*0.001/60" office:value-type="float" office:value="0.000217" calcext:value-type="float">
            <text:p>0.000217</text:p>
          </table:table-cell>
          <table:table-cell/>
          <table:table-cell table:formula="of:=[.B16]" office:value-type="float" office:value="240" calcext:value-type="float">
            <text:p>240</text:p>
          </table:table-cell>
          <table:table-cell table:formula="of:=[.D16]" office:value-type="float" office:value="0.000217" calcext:value-type="float">
            <text:p>0.00021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7]*0.001*1000*10*0.2" office:value-type="float" office:value="260" calcext:value-type="float">
            <text:p>260</text:p>
          </table:table-cell>
          <table:table-cell office:value-type="float" office:value="13.653" calcext:value-type="float">
            <text:p>13.653</text:p>
          </table:table-cell>
          <table:table-cell table:formula="of:=[.C17]*0.001/60" office:value-type="float" office:value="0.00022755" calcext:value-type="float">
            <text:p>0.00022755</text:p>
          </table:table-cell>
          <table:table-cell/>
          <table:table-cell table:formula="of:=[.B17]" office:value-type="float" office:value="260" calcext:value-type="float">
            <text:p>260</text:p>
          </table:table-cell>
          <table:table-cell table:formula="of:=[.D17]" office:value-type="float" office:value="0.00022755" calcext:value-type="float">
            <text:p>0.0002275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8]*0.001*1000*10*0.2" office:value-type="float" office:value="280" calcext:value-type="float">
            <text:p>280</text:p>
          </table:table-cell>
          <table:table-cell office:value-type="float" office:value="14.219" calcext:value-type="float">
            <text:p>14.219</text:p>
          </table:table-cell>
          <table:table-cell table:formula="of:=[.C18]*0.001/60" office:value-type="float" office:value="0.000236983333333333" calcext:value-type="float">
            <text:p>0.000236983333333333</text:p>
          </table:table-cell>
          <table:table-cell/>
          <table:table-cell table:formula="of:=[.B18]" office:value-type="float" office:value="280" calcext:value-type="float">
            <text:p>280</text:p>
          </table:table-cell>
          <table:table-cell table:formula="of:=[.D18]" office:value-type="float" office:value="0.000236983333333333" calcext:value-type="float">
            <text:p>0.000236983333333333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, Па/м</text:p>
          </table:table-cell>
          <table:table-cell office:value-type="string" calcext:value-type="string">
            <text:p>l, м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.315-0.5" office:value-type="float" office:value="0.815" calcext:value-type="float">
            <text:p>0.8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0.815-0.4" office:value-type="float" office:value="0.415" calcext:value-type="float">
            <text:p>0.4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0.415-0.3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, Па</text:p>
          </table:table-cell>
          <table:table-cell office:value-type="string" calcext:value-type="string">
            <text:p>l, м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.315-0.5" office:value-type="float" office:value="0.815" calcext:value-type="float">
            <text:p>0.8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0.815-0.4" office:value-type="float" office:value="0.415" calcext:value-type="float">
            <text:p>0.4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.415-0.3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09:06:25.6663876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1T17:29:59.810485417</meta:creation-date>
    <dc:date>2026-04-01T09:42:01.006938458</dc:date>
    <meta:editing-duration>PT1H42M36S</meta:editing-duration>
    <meta:editing-cycles>9</meta:editing-cycles>
    <meta:generator>LibreOffice/25.8.5.2$Linux_X86_64 LibreOffice_project/580$Build-2</meta:generator>
    <meta:document-statistic meta:table-count="4" meta:cell-count="378" meta:object-count="0"/>
  </office:meta>
</office:document-meta>
</file>